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ido a alta demanda de clientes, a loja Kripton Sports enfrenta uma série de problemas de ordem logística e administrativa, tais como quebras de estoque e consequentemente quebra de caixa.</text:p>
      <text:p text:style-name="Standard"><text:s/></text:p>
      <text:p text:style-name="Standard">A implementação de um sistema gerencial informatizado trará os seguintes benefícios:</text:p>
      <text:p text:style-name="Standard"/>
      <text:list xml:id="list3949773314391145552" text:style-name="L1">
        <text:list-item>
          <text:p text:style-name="P1">A eficiência no controle do estoque</text:p>
        </text:list-item>
        <text:list-item>
          <text:p text:style-name="P1">Redução de divergências referentes ao processo de compra e venda</text:p>
        </text:list-item>
        <text:list-item>
          <text:p text:style-name="P1">Cadastro com os dados do cliente, possibilitando assim uma comercialização de produtos personalizada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lito </meta:initial-creator>
    <meta:creation-date>2018-04-13T13:59:05.82</meta:creation-date>
    <meta:document-statistic meta:table-count="0" meta:image-count="0" meta:object-count="0" meta:page-count="1" meta:paragraph-count="6" meta:word-count="73" meta:character-count="478"/>
    <dc:date>2018-04-13T14:57:46.47</dc:date>
    <dc:creator>Joselito </dc:creator>
    <meta:editing-duration>PT13M27S</meta:editing-duration>
    <meta:editing-cycles>1</meta:editing-cycles>
    <meta:generator>OpenOffice/4.1.4$Win32 OpenOffice.org_project/414m5$Build-9788</meta:generator>
  </office:meta>
</office:document-meta>
</file>